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Colum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FieldDeserializer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setColumn1( String colum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Colum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FieldDeserializerTest2.test_intege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gerFieldDeserializerTest2.test_integer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setColumn3( Integer colum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FieldDeserializerTest2.test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